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35300">
            <text:p>1353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3400">
            <text:p>-34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table:number-columns-repeated="2"/>
          <table:table-cell table:style-name="ce2" table:formula="of:=SUM([.B86:.F86])" office:value-type="float" office:value="21600">
            <text:p>21600</text:p>
          </table:table-cell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691.818181818182">
            <text:p>691.8181818182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];[.D109];[.E109];[.F109])" office:value-type="float" office:value="777.647058823529">
            <text:p>777.6470588235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 table:number-columns-repeated="4"/>
          <table:table-cell table:formula="of:=SUM([.B109:.E109])" office:value-type="float" office:value="1109.46524064171">
            <text:p>1109.4652406417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691.818181818182">
            <text:p>691.8181818182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691.818181818182">
            <text:p>691.8181818182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D109])" office:value-type="float" office:value="1109.46524064171">
            <text:p>1109.4652406417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8" office:value-type="float" office:value="0">
            <text:p>0</text:p>
          </table:table-cell>
          <table:table-cell table:formula="of:=[.F86]/21" office:value-type="float" office:value="0">
            <text:p>0</text:p>
          </table:table-cell>
          <table:table-cell/>
          <table:table-cell table:style-name="ce2" table:formula="of:=SUM([.H86:.H108])" office:value-type="float" office:value="21268.1818181818">
            <text:p>21268.1818181818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11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7T11:17:06</dc:date>
    <meta:editing-duration>P6DT12H39M39S</meta:editing-duration>
    <meta:editing-cycles>2296</meta:editing-cycles>
    <meta:generator>OpenOffice/4.1.1$Unix OpenOffice.org_project/411m6$Build-9775</meta:generator>
    <dc:creator>Hasmik Dabaghyan</dc:creator>
    <meta:document-statistic meta:table-count="13" meta:cell-count="5622" meta:object-count="0"/>
  </office:meta>
</office:document-meta>
</file>